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d0d44"/>
    </style:style>
    <style:style style:name="P4" style:family="paragraph" style:parent-style-name="Text_20_body" style:master-page-name="">
      <loext:graphic-properties draw:fill="none"/>
      <style:paragraph-properties fo:margin-left="0.4799in" fo:margin-right="0in" fo:margin-top="0in" fo:margin-bottom="0in" style:contextual-spacing="false" fo:line-height="115%" fo:text-indent="0in" style:auto-text-indent="false" style:page-number="auto" fo:break-before="page" fo:background-color="transparent"/>
      <style:text-properties officeooo:paragraph-rsid="001d0d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64. Find the Closest Palindrome</text:h>
      <text:p text:style-name="P1">/*</text:p>
      <text:p text:style-name="P1"><text:s text:c="4"/>Math</text:p>
      <text:p text:style-name="P1"><text:s text:c="4"/>Time complexity: O(logm)</text:p>
      <text:p text:style-name="P1"><text:s text:c="4"/>Space complexity: O(5+5+5)=O(1)</text:p>
      <text:p text:style-name="P1"><text:s text:c="4"/>where: m is the number of digits of n</text:p>
      <text:p text:style-name="P1">*/</text:p>
      <text:p text:style-name="P1"/>
      <text:p text:style-name="P1">typedef long long ll;</text:p>
      <text:p text:style-name="P1">typedef std::vector&lt;ll&gt; vl; </text:p>
      <text:p text:style-name="P1"/>
      <text:p text:style-name="P1">class Solution {</text:p>
      <text:p text:style-name="P1"><text:s text:c="4"/>public:</text:p>
      <text:p text:style-name="P2"><text:s text:c="8"/>ll get_palindrome(ll left_half,bool is_even){</text:p>
      <text:p text:style-name="P2"><text:s text:c="12"/>ll pal=left_half;</text:p>
      <text:p text:style-name="P2"><text:s text:c="12"/>if(!is_even) left_half/=10;</text:p>
      <text:p text:style-name="P2"><text:s text:c="12"/>while(left_half&gt;0){</text:p>
      <text:p text:style-name="P2"><text:s text:c="16"/>pal=pal*10+left_half%10;</text:p>
      <text:p text:style-name="P2"><text:s text:c="16"/>left_half/=10;</text:p>
      <text:p text:style-name="P2"><text:s text:c="12"/>}</text:p>
      <text:p text:style-name="P2"><text:s text:c="12"/>return pal;</text:p>
      <text:p text:style-name="P2"><text:s text:c="8"/>}</text:p>
      <text:p text:style-name="P1"/>
      <text:p text:style-name="P1"><text:s text:c="8"/>std::string nearestPalindromic(std::string n) {</text:p>
      <text:p text:style-name="P1"><text:s text:c="12"/>ll number=std::stoll(n);</text:p>
      <text:p text:style-name="P1"/>
      <text:p text:style-name="P1"><text:s text:c="12"/>int m=n.size();</text:p>
      <text:p text:style-name="P1"/>
      <text:p text:style-name="P1"><text:s text:c="12"/>std::string sub=n.substr(0,(m+1)/2);</text:p>
      <text:p text:style-name="P1"><text:s text:c="12"/>ll left_half=std::stoll(sub);</text:p>
      <text:p text:style-name="P1"/>
      <text:p text:style-name="P1"><text:s text:c="12"/>ll pal1=get_palindrome(left_half-1,m%2==0);</text:p>
      <text:p text:style-name="P1"><text:s text:c="12"/>ll pal2=get_palindrome(left_half,m%2==0);</text:p>
      <text:p text:style-name="P1"><text:s text:c="12"/>ll pal3=get_palindrome(left_half+1,m%2==0);</text:p>
      <text:p text:style-name="P1"><text:s text:c="12"/>ll pal4=std::pow(10,m-1)-1;;</text:p>
      <text:p text:style-name="P1"><text:s text:c="12"/>ll pal5=std::pow(10,m)+1;;</text:p>
      <text:p text:style-name="P1"/>
      <text:p text:style-name="P3"><text:s text:c="12"/></text:p>
      <text:p text:style-name="P4">vl palindromes;</text:p>
      <text:p text:style-name="P1"><text:s text:c="12"/>if(pal1!=number) palindromes.push_back(pal1);</text:p>
      <text:p text:style-name="P1"><text:s text:c="12"/>if(pal2!=number) palindromes.push_back(pal2);</text:p>
      <text:p text:style-name="P1"><text:s text:c="12"/>if(pal3!=number) palindromes.push_back(pal3);</text:p>
      <text:p text:style-name="P1"><text:s text:c="12"/>if(pal4!=number) palindromes.push_back(pal4);</text:p>
      <text:p text:style-name="P1"><text:s text:c="12"/>if(pal5!=number) palindromes.push_back(pal5);</text:p>
      <text:p text:style-name="P1"/>
      <text:p text:style-name="P1"><text:s text:c="12"/>vl diffs;</text:p>
      <text:p text:style-name="P1"><text:s text:c="12"/>for(auto&amp;p: palindromes){</text:p>
      <text:p text:style-name="P1"><text:s text:c="16"/>diffs.push_back(abs(p-number));</text:p>
      <text:p text:style-name="P1"><text:s text:c="12"/>}</text:p>
      <text:p text:style-name="P1"/>
      <text:p text:style-name="P1"><text:s text:c="12"/>for(auto&amp;p: diffs) std::cout&lt;&lt;p&lt;&lt;'\n';</text:p>
      <text:p text:style-name="P1"/>
      <text:p text:style-name="P1"><text:s text:c="12"/>ll min_diff=*std::min_element(diffs.begin(),diffs.end());</text:p>
      <text:p text:style-name="P1"/>
      <text:p text:style-name="P1"><text:s text:c="12"/>vl mins;</text:p>
      <text:p text:style-name="P1"><text:s text:c="12"/>for(int i=0;i&lt;diffs.size();++i){</text:p>
      <text:p text:style-name="P1"><text:s text:c="16"/>if(diffs[i]==min_diff) mins.push_back(palindromes[i]); </text:p>
      <text:p text:style-name="P1"><text:s text:c="12"/>}</text:p>
      <text:p text:style-name="P1"/>
      <text:p text:style-name="P1"><text:s text:c="12"/>ll min_pal=*std::min_element(mins.begin(),mins.end());</text:p>
      <text:p text:style-name="P1"/>
      <text:p text:style-name="P1"><text:s text:c="12"/>std::string ans=std::to_string(min_pal);</text:p>
      <text:p text:style-name="P1"/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8:01:07.142602726</meta:creation-date>
    <dc:date>2024-08-24T18:09:44.301346134</dc:date>
    <meta:editing-duration>PT8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10" meta:character-count="1790" meta:non-whitespace-character-count="1241"/>
  </office:meta>
</office:document-meta>
</file>